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Calibri" svg:font-family="Calibri" style:font-pitch="variable" style:font-family-generic="swiss"/>
    <style:font-face style:name="等线" svg:font-family="等线" style:font-pitch="variable"/>
    <style:font-face style:name="宋体" svg:font-family="宋体" style:font-pitch="variable"/>
    <style:font-face style:name="Segoe UI" svg:font-family="Segoe UI" style:font-pitch="variable" style:font-family-generic="swiss"/>
    <style:font-face style:name="等线 Light" svg:font-family="等线 Light" style:font-pitch="variable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>
      <style:paragraph-properties fo:text-align="justify" fo:line-height="100%"/>
    </style:style>
    <style:style style:name="T1_1" style:family="text">
      <style:text-properties style:font-name-complex="Calibri"/>
    </style:style>
    <style:style style:name="P2" style:family="paragraph" style:parent-style-name="Normal">
      <style:paragraph-properties fo:text-align="justify" fo:line-height="100%" fo:margin-top="0.494cm"/>
    </style:style>
    <style:style style:name="T2_1" style:family="text">
      <style:text-properties style:font-name-asian="宋体" style:font-name-complex="Calibri"/>
    </style:style>
    <style:style style:name="T2_2" style:family="text">
      <style:text-properties style:font-name-asian="宋体" style:font-name-complex="Calibri"/>
    </style:style>
    <style:style style:name="T2_3" style:family="text">
      <style:text-properties style:font-name-asian="宋体" style:font-name-complex="Calibri"/>
    </style:style>
    <style:style style:name="P3" style:family="paragraph" style:parent-style-name="Normal">
      <style:paragraph-properties fo:text-align="justify" fo:line-height="100%" fo:margin-top="0.494cm"/>
    </style:style>
    <style:style style:name="T3_1" style:family="text">
      <style:text-properties style:font-name-asian="宋体" style:font-name-complex="Calibri"/>
    </style:style>
    <style:style style:name="P4" style:family="paragraph" style:parent-style-name="Normal">
      <style:paragraph-properties fo:text-align="justify" fo:line-height="100%" fo:margin-top="0.494cm"/>
    </style:style>
    <style:style style:name="T4_1" style:family="text">
      <style:text-properties style:font-name-asian="宋体" style:font-name-complex="Calibri"/>
    </style:style>
    <style:style style:name="P5" style:family="paragraph" style:parent-style-name="Normal">
      <style:paragraph-properties fo:text-align="justify" fo:line-height="100%" fo:margin-top="0.494cm"/>
    </style:style>
    <style:style style:name="T5_1" style:family="text">
      <style:text-properties style:font-name-asian="宋体" style:font-name-complex="Calibri"/>
    </style:style>
    <style:style style:name="P6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6_1" style:family="text">
      <style:text-properties style:font-name-asian="宋体" style:font-name-complex="Calibri"/>
    </style:style>
    <style:style style:name="P7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7_1" style:family="text">
      <style:text-properties style:font-name-asian="宋体" style:font-name-complex="Calibri"/>
    </style:style>
    <style:style style:name="P8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8_1" style:family="text">
      <style:text-properties style:font-name-asian="宋体" style:font-name-complex="Calibri"/>
    </style:style>
    <style:style style:name="P9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9_1" style:family="text">
      <style:text-properties style:font-name-asian="宋体" style:font-name-complex="Calibri"/>
    </style:style>
    <style:style style:name="P10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10_1" style:family="text">
      <style:text-properties style:font-name-asian="宋体" style:font-name-complex="Calibri"/>
    </style:style>
    <style:style style:name="P11" style:family="paragraph" style:parent-style-name="Normal">
      <style:paragraph-properties fo:text-align="justify" fo:line-height="100%" fo:margin-top="0.494cm" fo:margin-bottom="0.494cm"/>
      <style:text-properties style:font-name-asian="宋体" style:font-name-complex="Calibri"/>
    </style:style>
    <style:style style:name="T11_1" style:family="text">
      <style:text-properties style:font-name-asian="宋体" style:font-name-complex="Calibri"/>
    </style:style>
    <style:style style:name="P12" style:family="paragraph" style:parent-style-name="Normal">
      <style:paragraph-properties fo:text-align="justify" fo:line-height="100%"/>
    </style:style>
    <style:style style:name="T12_1" style:family="text">
      <style:text-properties style:font-name-asian="宋体" style:font-name-complex="Calibri"/>
    </style:style>
    <style:style style:name="P13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13_1" style:family="text">
      <style:text-properties style:font-name-asian="宋体" style:font-name-complex="Calibri"/>
    </style:style>
    <style:style style:name="P14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14_1" style:family="text">
      <style:text-properties style:font-name-asian="宋体" style:font-name-complex="Calibri"/>
    </style:style>
    <style:style style:name="P15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15_1" style:family="text">
      <style:text-properties style:font-name-asian="宋体" style:font-name-complex="Calibri"/>
    </style:style>
    <style:style style:name="P16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16_1" style:family="text">
      <style:text-properties style:font-name-asian="宋体" style:font-name-complex="Calibri"/>
    </style:style>
    <style:style style:name="T16_2" style:family="text">
      <style:text-properties style:font-name-asian="宋体" style:font-name-complex="Calibri"/>
    </style:style>
    <style:style style:name="T16_3" style:family="text">
      <style:text-properties style:font-name-asian="宋体" style:font-name-complex="Calibri"/>
    </style:style>
    <style:style style:name="P17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17_1" style:family="text">
      <style:text-properties style:font-name-asian="宋体" style:font-name-complex="Calibri"/>
    </style:style>
    <style:style style:name="T17_2" style:family="text">
      <style:text-properties style:font-name-asian="宋体" style:font-name-complex="Calibri"/>
    </style:style>
    <style:style style:name="T17_3" style:family="text">
      <style:text-properties style:font-name-asian="宋体" style:font-name-complex="Calibri"/>
    </style:style>
    <style:style style:name="P18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18_1" style:family="text">
      <style:text-properties style:font-name-asian="宋体" style:font-name-complex="Calibri"/>
    </style:style>
    <style:style style:name="T18_2" style:family="text">
      <style:text-properties style:font-name-asian="宋体" style:font-name-complex="Calibri"/>
    </style:style>
    <style:style style:name="T18_3" style:family="text">
      <style:text-properties style:font-name-asian="宋体" style:font-name-complex="Calibri"/>
    </style:style>
    <style:style style:name="T18_4" style:family="text">
      <style:text-properties style:font-name-asian="宋体" style:font-name-complex="Calibri"/>
    </style:style>
    <style:style style:name="P19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19_1" style:family="text">
      <style:text-properties style:font-name-asian="宋体" style:font-name-complex="Calibri"/>
    </style:style>
    <style:style style:name="P20" style:family="paragraph" style:parent-style-name="Normal">
      <style:paragraph-properties fo:text-align="justify" fo:line-height="100%" fo:margin-top="0.494cm" fo:margin-bottom="0.494cm"/>
      <style:text-properties style:font-name-asian="宋体" style:font-name-complex="Calibri"/>
    </style:style>
    <style:style style:name="T20_1" style:family="text">
      <style:text-properties style:font-name-asian="宋体" style:font-name-complex="Calibri"/>
    </style:style>
    <style:style style:name="P21" style:family="paragraph" style:parent-style-name="Normal">
      <style:paragraph-properties fo:text-align="justify" fo:background-color="#ffffff" fo:line-height="100%"/>
    </style:style>
    <style:style style:name="T21_1" style:family="text">
      <style:text-properties fo:color="#111111" style:font-name-complex="Calibri" fo:language-asian="zh" fo:country-asian="TW"/>
    </style:style>
    <style:style style:name="P22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22_1" style:family="text">
      <style:text-properties style:font-name-asian="宋体" style:font-name-complex="Calibri"/>
    </style:style>
    <style:style style:name="T22_2" style:family="text">
      <style:text-properties style:font-name-asian="宋体" style:font-name-complex="Calibri"/>
    </style:style>
    <style:style style:name="P23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23_1" style:family="text">
      <style:text-properties style:font-name-asian="宋体" style:font-name-complex="Calibri"/>
    </style:style>
    <style:style style:name="P24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24_1" style:family="text">
      <style:text-properties style:font-name-asian="宋体" style:font-name-complex="Calibri"/>
    </style:style>
    <style:style style:name="P25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25_1" style:family="text">
      <style:text-properties style:font-name-asian="宋体" style:font-name-complex="Calibri"/>
    </style:style>
    <style:style style:name="P26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26_1" style:family="text">
      <style:text-properties style:font-name-asian="宋体" style:font-name-complex="Calibri"/>
    </style:style>
    <style:style style:name="P27" style:family="paragraph" style:parent-style-name="Normal">
      <style:paragraph-properties fo:text-align="justify" fo:line-height="100%" fo:margin-top="0.494cm"/>
      <style:text-properties style:font-name-asian="宋体" style:font-name-complex="Calibri"/>
    </style:style>
    <style:style style:name="T27_1" style:family="text">
      <style:text-properties style:font-name-asian="宋体" style:font-name-complex="Calibri"/>
    </style:style>
    <style:style style:name="P28" style:family="paragraph" style:parent-style-name="Normal">
      <style:paragraph-properties fo:text-align="justify" fo:line-height="100%" fo:margin-top="0.494cm" fo:margin-bottom="0.494cm"/>
      <style:text-properties style:font-name-asian="宋体" style:font-name-complex="Calibri"/>
    </style:style>
    <style:style style:name="T28_1" style:family="text">
      <style:text-properties style:font-name-asian="宋体" style:font-name-complex="Calibri"/>
    </style:style>
    <style:style style:name="P29" style:family="paragraph" style:parent-style-name="Normal">
      <style:paragraph-properties fo:text-align="justify" fo:line-height="100%"/>
    </style:style>
    <style:style style:name="T29_1" style:family="text">
      <style:text-properties style:font-name-asian="宋体" style:font-name-complex="Calibri"/>
    </style:style>
  </office:automatic-styles>
  <office:body>
    <office:text>
      <text:p text:style-name="P1"><text:span text:style-name="T1_1">Cloud<text:s/>Support<text:s/>Associate</text:span></text:p>
      <text:p text:style-name="P2"><text:span text:style-name="T2_1">Amazon<text:s/>Web<text:s/>Services<text:s/>(AWS)<text:s/>is<text:s/>expanding<text:s/>rapidly<text:s/>and<text:s/>we<text:s/>are<text:s/>looking<text:s/>for<text:s/>talented<text:s/>candidates<text:s/>interested<text:s/>in<text:s/>working<text:s/>in<text:s/>a<text:s/>technically<text:s/>challenging<text:s/>and<text:s/>professional<text:s/>environment.<text:s/>The<text:s/>Amazon<text:s/>premium<text:s/>support<text:s/>graduate<text:s/>job<text:s/>opportunity<text:s/>is<text:s/>a<text:s/>full-time<text:s/>position<text:s/>and<text:s/>has<text:s/>a<text:s/>strong<text:s/>focus<text:s/>on<text:s/>training<text:s/>and<text:s/>development<text:s/>from<text:s/>global<text:s/>perspective.<text:s/>When<text:s/>you<text:s/>join<text:s/>AWS<text:s/>Support<text:s/>as<text:s/>a<text:s/>graduate,<text:s/>you<text:s/>will<text:s/>have<text:s/>the<text:s/>opportunity<text:s/>to<text:s/>learn<text:s/>and<text:s/>develop<text:s/>with<text:s/>guidance<text:s/>from<text:s/>your<text:s/>manager,<text:s/>local<text:s/>mentor<text:s/>and<text:s/>global<text:s/>mentors,<text:s/>not<text:s/>to<text:s/>mention<text:s/>the<text:s/>excellent<text:s/>long-term<text:s/>development<text:s/>prospects<text:s/>you<text:s/>would<text:s/>expect<text:s/>from<text:s/>this<text:s/>world’s<text:s/>leading<text:s/>cloud<text:s/>company<text:s/></text:span><text:span text:style-name="T2_2">–</text:span><text:span text:style-name="T2_3"><text:s/>AWS.<text:s/></text:span></text:p>
      <text:p text:style-name="P3"><text:span text:style-name="T3_1">Amazon<text:s/>has<text:s/>built<text:s/>a<text:s/>reputation<text:s/>for<text:s/>excellence<text:s/>with<text:s/>recent<text:s/>examples<text:s/>of<text:s/>being<text:s/>named<text:s/>#1<text:s/>in<text:s/>customer<text:s/>service,<text:s/>#1<text:s/>most<text:s/>trusted,<text:s/>and<text:s/>#2<text:s/>most<text:s/>innovative.<text:s/>AWS<text:s/>is<text:s/>carrying<text:s/>on<text:s/>that<text:s/>tradition<text:s/>while<text:s/>leading<text:s/>the<text:s/>world<text:s/>in<text:s/>Cloud<text:s/>technologies.<text:s/>As<text:s/>a<text:s/>member<text:s/>of<text:s/>the<text:s/>AWS<text:s/>Support<text:s/>team<text:s/>you<text:s/>will<text:s/>be<text:s/>at<text:s/>the<text:s/>forefront<text:s/>of<text:s/>this<text:s/>transformational<text:s/>technology<text:s/>assisting<text:s/>a<text:s/>global<text:s/>list<text:s/>of<text:s/>companies<text:s/>that<text:s/>are<text:s/>taking<text:s/>advantage<text:s/>of<text:s/>a<text:s/>growing<text:s/>set<text:s/>of<text:s/>services<text:s/>and<text:s/>features<text:s/>to<text:s/>run<text:s/>their<text:s/>mission-critical<text:s/>applications.<text:s/>You<text:s/>will<text:s/>work<text:s/>with<text:s/>leading<text:s/>companies<text:s/>in<text:s/>this<text:s/>space<text:s/>and<text:s/>directly<text:s/>with<text:s/>the<text:s/>engineering<text:s/>teams<text:s/>within<text:s/>Amazon<text:s/>developing<text:s/>these<text:s/>new<text:s/>capabilities.<text:s/></text:span></text:p>
      <text:p text:style-name="P4"><text:span text:style-name="T4_1">About<text:s/>This<text:s/>Job<text:s/></text:span></text:p>
      <text:p text:style-name="P5"><text:span text:style-name="T5_1">The<text:s/>AWS<text:s/>Support<text:s/>team<text:s/>is<text:s/>seeking<text:s/>engineers<text:s/>who<text:s/>enjoy<text:s/>learning<text:s/>cloud<text:s/>technology,<text:s/>solving<text:s/>and<text:s/>troubleshooting<text:s/>complex<text:s/>issues,<text:s/>and<text:s/>working<text:s/>with<text:s/>customers.<text:s/>You<text:s/>will<text:s/>be<text:s/>surrounded<text:s/>by<text:s/>people<text:s/>that<text:s/>are<text:s/>smart,<text:s/>passionate<text:s/>about<text:s/>cloud<text:s/>computing,<text:s/>and<text:s/>believe<text:s/>that<text:s/>world<text:s/>class<text:s/>support<text:s/>is<text:s/>critical<text:s/>to<text:s/>customer<text:s/>success.<text:s/>Every<text:s/>day<text:s/>will<text:s/>bring<text:s/>new<text:s/>and<text:s/>exciting<text:s/>challenges<text:s/>on<text:s/>the<text:s/>job<text:s/>while<text:s/>you:<text:s/></text:span></text:p>
      <text:list text:style-name="LS1" xml:id="list0">
        <text:list-item>
          <text:p text:style-name="P6"><text:span text:style-name="T6_1">Learn,<text:s/>support,<text:s/>and<text:s/>use<text:s/>groundbreaking<text:s/>technologies</text:span></text:p>
        </text:list-item>
        <text:list-item>
          <text:p text:style-name="P7"><text:span text:style-name="T7_1">Apply<text:s/>advanced<text:s/>troubleshooting<text:s/>techniques<text:s/>to<text:s/>provide<text:s/>unique<text:s/>solutions<text:s/>to<text:s/>our<text:s/>customers'<text:s/>individual<text:s/>needs</text:span></text:p>
        </text:list-item>
        <text:list-item>
          <text:p text:style-name="P8"><text:span text:style-name="T8_1">Work<text:s/>on<text:s/>critical,<text:s/>highly<text:s/>complex<text:s/>customer<text:s/>problems<text:s/>that<text:s/>may<text:s/>span<text:s/>multiple<text:s/>AWS<text:s/>services</text:span></text:p>
        </text:list-item>
        <text:list-item>
          <text:p text:style-name="P9"><text:span text:style-name="T9_1">Leverage<text:s/>your<text:s/>day-to-day<text:s/>customer<text:s/>support<text:s/>experience<text:s/>to<text:s/>provide<text:s/>the<text:s/>voice<text:s/>of<text:s/>the<text:s/>customer<text:s/>to<text:s/>internal<text:s/>AWS<text:s/>teams<text:s/>on<text:s/>how<text:s/>to<text:s/>improve<text:s/>our<text:s/>services</text:span></text:p>
        </text:list-item>
        <text:list-item>
          <text:p text:style-name="P10"><text:span text:style-name="T10_1">Drive<text:s/>customer<text:s/>communication<text:s/>during<text:s/>critical<text:s/>events</text:span></text:p>
        </text:list-item>
        <text:list-item>
          <text:p text:style-name="P11"><text:span text:style-name="T11_1">Drive<text:s/>projects<text:s/>that<text:s/>improve<text:s/>support-related<text:s/>processes<text:s/>and<text:s/>our<text:s/>customers’<text:s/>technical<text:s/>support<text:s/>experience<text:s/></text:span></text:p>
        </text:list-item>
      </text:list>
      <text:p text:style-name="P12"><text:span text:style-name="T12_1">Support<text:s/>Areas</text:span></text:p>
      <text:list text:style-name="LS2" xml:id="list6">
        <text:list-item>
          <text:p text:style-name="P13"><text:span text:style-name="T13_1">Big<text:s/>Data;</text:span></text:p>
        </text:list-item>
        <text:list-item>
          <text:p text:style-name="P14"><text:span text:style-name="T14_1">Cloud<text:s/>computing</text:span></text:p>
        </text:list-item>
        <text:list-item>
          <text:p text:style-name="P15"><text:span text:style-name="T15_1">Database</text:span></text:p>
        </text:list-item>
        <text:list-item>
          <text:p text:style-name="P16"><text:span text:style-name="T16_1">Networking</text:span><text:span text:style-name="T16_2"><text:s/></text:span><text:span text:style-name="T16_3">(DNS,<text:s/>TCP/IP,<text:s/>HTTP,<text:s/>VLAN,<text:s/>etc.)</text:span></text:p>
        </text:list-item>
        <text:list-item>
          <text:p text:style-name="P17"><text:span text:style-name="T17_1">OS</text:span><text:span text:style-name="T17_2"><text:s/></text:span><text:span text:style-name="T17_3">(Linux<text:s/>and/or<text:s/>Windows<text:s/>Servers)</text:span></text:p>
        </text:list-item>
        <text:list-item>
          <text:p text:style-name="P18"><text:span text:style-name="T18_1">Virtualiz</text:span><text:span text:style-name="T18_2">ation<text:s/>(VMware,<text:s/></text:span><text:span text:style-name="T18_3">Xen</text:span><text:span text:style-name="T18_4">,<text:s/>Hypervisor)</text:span></text:p>
        </text:list-item>
        <text:list-item>
          <text:p text:style-name="P19"><text:span text:style-name="T19_1">Security<text:s/>concepts<text:s/>/<text:s/>best<text:s/>practices</text:span></text:p>
        </text:list-item>
        <text:list-item>
          <text:p text:style-name="P20"><text:span text:style-name="T20_1">Storage</text:span></text:p>
        </text:list-item>
      </text:list>
      <text:p text:style-name="P21"><text:span text:style-name="T21_1">Basic<text:s/>Qualifications<text:s/></text:span></text:p>
      <text:list text:style-name="LS3" xml:id="list14">
        <text:list-item>
          <text:p text:style-name="P22"><text:span text:style-name="T22_1">W</text:span><text:span text:style-name="T22_2">ill<text:s/>graduate<text:s/>in<text:s/>2021</text:span><text:bookmark-start text:name="_GoBack"/><text:bookmark-end text:name="_GoBack"/></text:p>
        </text:list-item>
        <text:list-item>
          <text:p text:style-name="P23"><text:span text:style-name="T23_1">Bachelor’s<text:s/>degree<text:s/>in<text:s/>Information<text:s/>Science<text:s/>/<text:s/>Information<text:s/>Technology,<text:s/>Computer<text:s/>Science,<text:s/>Engineering,<text:s/>or<text:s/>a<text:s/>related<text:s/>field;</text:span></text:p>
        </text:list-item>
        <text:list-item>
          <text:p text:style-name="P24"><text:span text:style-name="T24_1">Excellent<text:s/>oral<text:s/>and<text:s/>written<text:s/>communication<text:s/>skills<text:s/>in<text:s/>both<text:s/>English<text:s/>and<text:s/>Mandarin;</text:span></text:p>
        </text:list-item>
        <text:list-item>
          <text:p text:style-name="P25"><text:span text:style-name="T25_1">Open<text:s/>to<text:s/>working<text:s/>shifts<text:s/></text:span></text:p>
        </text:list-item>
        <text:list-item>
          <text:p text:style-name="P26"><text:span text:style-name="T26_1">Strong<text:s/>customer<text:s/>focus</text:span></text:p>
        </text:list-item>
        <text:list-item>
          <text:p text:style-name="P27"><text:span text:style-name="T27_1">Strong<text:s/>multi-tasking<text:s/>skills</text:span></text:p>
        </text:list-item>
        <text:list-item>
          <text:p text:style-name="P28"><text:span text:style-name="T28_1">Self-starter<text:s/>who<text:s/>is<text:s/>excited<text:s/>about<text:s/>technology</text:span></text:p>
        </text:list-item>
      </text:list>
      <text:p text:style-name="P29"><text:span text:style-name="T29_1">Amazon<text:s/>is<text:s/>committed<text:s/>to<text:s/>a<text:s/>diverse<text:s/>and<text:s/>inclusive<text:s/>workplace.<text:s/>Amazon<text:s/>is<text:s/>an<text:s/>equal<text:s/>opportunity<text:s/>employer<text:s/>and<text:s/>does<text:s/>not<text:s/>discriminate<text:s/>on<text:s/>the<text:s/>basis<text:s/>of<text:s/>race,<text:s/>national<text:s/>origin,<text:s/>gender,<text:s/>gender<text:s/>identity,<text:s/>sexual<text:s/>orientation,<text:s/>disability,<text:s/>age,<text:s/>or<text:s/>other<text:s/>legally<text:s/>protected<text:s/>status.<text:s/>For<text:s/>individuals<text:s/>with<text:s/>disabilities<text:s/>who<text:s/>would<text:s/>like<text:s/>to<text:s/>request<text:s/>an<text:s/>interpreter<text:s/>or<text:s/>any<text:s/>support<text:s/>on-site,<text:s/>please<text:s/>inform<text:s/>our<text:s/>team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Calibri" svg:font-family="Calibri" style:font-pitch="variable" style:font-family-generic="swiss"/>
    <style:font-face style:name="等线" svg:font-family="等线" style:font-pitch="variable"/>
    <style:font-face style:name="宋体" svg:font-family="宋体" style:font-pitch="variable"/>
    <style:font-face style:name="Segoe UI" svg:font-family="Segoe UI" style:font-pitch="variable" style:font-family-generic="swiss"/>
    <style:font-face style:name="等线 Light" svg:font-family="等线 Light" style:font-pitch="variable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7cm"/>
      <style:text-properties style:use-window-font-color="true" style:font-name="Calibri" fo:font-size="11pt" style:font-name-asian="等线" style:font-size-asian="11pt" style:font-name-complex="Times New Roman" style:font-size-complex="11pt" fo:language="en" fo:language-asian="zh" fo:language-complex="ar" fo:country="US" fo:country-asian="CN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line-height="100%" fo:margin-top="0.494cm" fo:margin-bottom="0.494cm"/>
      <style:text-properties style:font-name="宋体" fo:font-size="12pt" style:font-name-asian="宋体" style:font-size-asian="12pt" style:font-name-complex="宋体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Annotation_20_text" style:display-name="Annotation text" style:family="paragraph" style:parent-style-name="Normal">
      <style:paragraph-properties fo:line-height="100%"/>
      <style:text-properties fo:font-size="10pt" style:font-size-asian="10pt" style:font-size-complex="10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>
      <style:text-properties fo:font-size="10pt" style:font-size-asian="10pt" style:font-size-complex="10pt" fo:font-weight="bold" style:font-weight-asian="bold" style:font-weight-complex="bold"/>
    </style:style>
    <style:style style:name="Balloon_20_Text" style:display-name="Balloon Text" style:family="paragraph" style:parent-style-name="Normal">
      <style:paragraph-properties fo:line-height="100%" fo:margin-bottom="0cm"/>
      <style:text-properties style:font-name="Segoe UI" fo:font-size="9pt" style:font-size-asian="9pt" style:font-name-complex="Segoe UI" style:font-size-complex="9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" style:font-size-complex="9pt"/>
    </style:style>
    <style:style style:name="List1Level0" style:family="text">
      <style:text-properties style:font-name="Symbol" fo:font-size="10pt" style:font-size-asian="10pt"/>
    </style:style>
    <style:style style:name="List1Level1" style:family="text">
      <style:text-properties style:font-name="Courier New" fo:font-size="10pt" style:font-size-asian="10pt"/>
    </style:style>
    <style:style style:name="List1Level2" style:family="text">
      <style:text-properties style:font-name="Wingdings" fo:font-size="10pt" style:font-size-asian="10pt"/>
    </style:style>
    <style:style style:name="List1Level3" style:family="text">
      <style:text-properties style:font-name="Wingdings" fo:font-size="10pt" style:font-size-asian="10pt"/>
    </style:style>
    <style:style style:name="List1Level4" style:family="text">
      <style:text-properties style:font-name="Wingdings" fo:font-size="10pt" style:font-size-asian="10pt"/>
    </style:style>
    <style:style style:name="List1Level5" style:family="text">
      <style:text-properties style:font-name="Wingdings" fo:font-size="10pt" style:font-size-asian="10pt"/>
    </style:style>
    <style:style style:name="List1Level6" style:family="text">
      <style:text-properties style:font-name="Wingdings" fo:font-size="10pt" style:font-size-asian="10pt"/>
    </style:style>
    <style:style style:name="List1Level7" style:family="text">
      <style:text-properties style:font-name="Wingdings" fo:font-size="10pt" style:font-size-asian="10pt"/>
    </style:style>
    <style:style style:name="List1Level8" style:family="text">
      <style:text-properties style:font-name="Wingdings" fo:font-size="10pt" style:font-size-asian="10pt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size="10pt" style:font-size-asian="10pt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fo:font-size="10pt" style:font-size-asian="10pt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 fo:font-size="10pt" style:font-size-asian="10pt"/>
      </text:list-level-style-bullet>
    </text:list-style>
    <style:style style:name="List2Level0" style:family="text">
      <style:text-properties style:font-name="Symbol" fo:font-size="10pt" style:font-size-asian="10pt"/>
    </style:style>
    <style:style style:name="List2Level1" style:family="text">
      <style:text-properties style:font-name="Courier New" fo:font-size="10pt" style:font-size-asian="10pt"/>
    </style:style>
    <style:style style:name="List2Level2" style:family="text">
      <style:text-properties style:font-name="Wingdings" fo:font-size="10pt" style:font-size-asian="10pt"/>
    </style:style>
    <style:style style:name="List2Level3" style:family="text">
      <style:text-properties style:font-name="Wingdings" fo:font-size="10pt" style:font-size-asian="10pt"/>
    </style:style>
    <style:style style:name="List2Level4" style:family="text">
      <style:text-properties style:font-name="Wingdings" fo:font-size="10pt" style:font-size-asian="10pt"/>
    </style:style>
    <style:style style:name="List2Level5" style:family="text">
      <style:text-properties style:font-name="Wingdings" fo:font-size="10pt" style:font-size-asian="10pt"/>
    </style:style>
    <style:style style:name="List2Level6" style:family="text">
      <style:text-properties style:font-name="Wingdings" fo:font-size="10pt" style:font-size-asian="10pt"/>
    </style:style>
    <style:style style:name="List2Level7" style:family="text">
      <style:text-properties style:font-name="Wingdings" fo:font-size="10pt" style:font-size-asian="10pt"/>
    </style:style>
    <style:style style:name="List2Level8" style:family="text">
      <style:text-properties style:font-name="Wingdings" fo:font-size="10pt" style:font-size-asian="10pt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size="10pt" style:font-size-asian="10pt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fo:font-size="10pt" style:font-size-asian="10pt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 fo:font-size="10pt" style:font-size-asian="10pt"/>
      </text:list-level-style-bullet>
    </text:list-style>
    <style:style style:name="List3Level0" style:family="text">
      <style:text-properties style:font-name="Symbol" fo:font-size="10pt" style:font-size-asian="10pt"/>
    </style:style>
    <style:style style:name="List3Level1" style:family="text">
      <style:text-properties style:font-name="Courier New" fo:font-size="10pt" style:font-size-asian="10pt"/>
    </style:style>
    <style:style style:name="List3Level2" style:family="text">
      <style:text-properties style:font-name="Wingdings" fo:font-size="10pt" style:font-size-asian="10pt"/>
    </style:style>
    <style:style style:name="List3Level3" style:family="text">
      <style:text-properties style:font-name="Wingdings" fo:font-size="10pt" style:font-size-asian="10pt"/>
    </style:style>
    <style:style style:name="List3Level4" style:family="text">
      <style:text-properties style:font-name="Wingdings" fo:font-size="10pt" style:font-size-asian="10pt"/>
    </style:style>
    <style:style style:name="List3Level5" style:family="text">
      <style:text-properties style:font-name="Wingdings" fo:font-size="10pt" style:font-size-asian="10pt"/>
    </style:style>
    <style:style style:name="List3Level6" style:family="text">
      <style:text-properties style:font-name="Wingdings" fo:font-size="10pt" style:font-size-asian="10pt"/>
    </style:style>
    <style:style style:name="List3Level7" style:family="text">
      <style:text-properties style:font-name="Wingdings" fo:font-size="10pt" style:font-size-asian="10pt"/>
    </style:style>
    <style:style style:name="List3Level8" style:family="text">
      <style:text-properties style:font-name="Wingdings" fo:font-size="10pt" style:font-size-asian="10pt"/>
    </style:style>
    <text:list-style style:name="LS3">
      <text:list-level-style-bullet text:bullet-char="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size="10pt" style:font-size-asian="10pt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fo:font-size="10pt" style:font-size-asian="10pt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Wingdings" fo:font-size="10pt" style:font-size-asian="10pt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 fo:font-size="10pt" style:font-size-asian="10pt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WANG, Ting</meta:initial-creator>
    <meta:creation-date>2020-11-09T16:43:00</meta:creation-date>
    <dc:creator>Zamzar</dc:creator>
    <dc:date>2020-11-23T02:29:00</dc:date>
    <meta:editing-cycles>10</meta:editing-cycles>
    <meta:editing-duration>PT5M</meta:editing-duration>
    <meta:document-statistic meta:page-count="2" meta:paragraph-count="6" meta:row-count="22" meta:word-count="467" meta:character-count="3129" meta:non-whitespace-character-count="2668"/>
  </office:meta>
</office:document-meta>
</file>